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ViewTest.isInjec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ViewTest.test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ViewTest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JsonViewTest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JsonViewTest.test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View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ViewTest.test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ViewTest.test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